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f71" officeooo:paragraph-rsid="000d6f71"/>
    </style:style>
    <style:style style:name="P2" style:family="paragraph" style:parent-style-name="Standard">
      <style:text-properties officeooo:rsid="000f6cc9" officeooo:paragraph-rsid="000f6cc9"/>
    </style:style>
    <style:style style:name="P3" style:family="paragraph" style:parent-style-name="Standard" style:list-style-name="L1">
      <style:text-properties officeooo:rsid="000f6cc9" officeooo:paragraph-rsid="000f6cc9"/>
    </style:style>
    <style:style style:name="P4" style:family="paragraph" style:parent-style-name="Standard" style:list-style-name="L1">
      <style:text-properties officeooo:rsid="0010f018" officeooo:paragraph-rsid="0010f018"/>
    </style:style>
    <style:style style:name="P5" style:family="paragraph" style:parent-style-name="Standard" style:list-style-name="L1">
      <style:text-properties officeooo:rsid="0012e0e7" officeooo:paragraph-rsid="0012e0e7"/>
    </style:style>
    <style:style style:name="P6" style:family="paragraph" style:parent-style-name="Standard">
      <style:text-properties officeooo:rsid="0012e0e7" officeooo:paragraph-rsid="0012e0e7"/>
    </style:style>
    <style:style style:name="P7" style:family="paragraph" style:parent-style-name="Standard">
      <style:text-properties officeooo:rsid="00138ca7" officeooo:paragraph-rsid="00138ca7"/>
    </style:style>
    <style:style style:name="P8" style:family="paragraph" style:parent-style-name="Standard" style:list-style-name="L2">
      <style:text-properties officeooo:rsid="00138ca7" officeooo:paragraph-rsid="00138ca7"/>
    </style:style>
    <style:style style:name="P9" style:family="paragraph" style:parent-style-name="Standard" style:list-style-name="L2">
      <style:text-properties officeooo:rsid="00176db1" officeooo:paragraph-rsid="00176db1"/>
    </style:style>
    <style:style style:name="T1" style:family="text">
      <style:text-properties fo:font-weight="bold" style:font-weight-asian="bold" style:font-weight-complex="bold"/>
    </style:style>
    <style:style style:name="T2" style:family="text">
      <style:text-properties officeooo:rsid="000f56d0"/>
    </style:style>
    <style:style style:name="T3" style:family="text">
      <style:text-properties officeooo:rsid="001075a9"/>
    </style:style>
    <style:style style:name="T4" style:family="text">
      <style:text-properties officeooo:rsid="00156fad"/>
    </style:style>
    <style:style style:name="T5" style:family="text">
      <style:text-properties officeooo:rsid="00191d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nico componente off the shelf utilizzato lato server è la classe <text:span text:style-name="T1">Bcrypt</text:span>. <text:span text:style-name="T2">Questa classe ha permesso di cifrare le password prima di inserirle nel DB per evitare di salvarle in chiaro.</text:span></text:p>
      <text:p text:style-name="P2">I metodi utilizzati sono I seguenti:</text:p>
      <text:p text:style-name="P2"/>
      <text:list xml:id="list3559461061" text:style-name="L1">
        <text:list-item>
          <text:p text:style-name="P3"><text:span text:style-name="T1">hashpw(clear_pw, salt)</text:span>: <text:span text:style-name="T3">metodo che permette di cifrare una password in chiaro (cioè clear_pw). Il parametro salt è una stringa alfanumerica aggiunta alla password prima che venga cifrata. In questo modo si cerca di avere password cifrate univoche.</text:span></text:p>
        </text:list-item>
        <text:list-item>
          <text:p text:style-name="P4"><text:span text:style-name="T1">gensalt()</text:span>: Metodo che genera un salt casuale.</text:p>
        </text:list-item>
        <text:list-item>
          <text:p text:style-name="P5"><text:span text:style-name="T1">checkpw(clear_pw, hashed_pw)</text:span>: metodo che controlla se una password in chiaro equivale ad una stringa hash.</text:p>
        </text:list-item>
      </text:list>
      <text:p text:style-name="P6"/>
      <text:p text:style-name="P7">I design pattern adottati lato server sono I seguenti:</text:p>
      <text:p text:style-name="P7"/>
      <text:list xml:id="list3077628229" text:style-name="L2">
        <text:list-item>
          <text:p text:style-name="P8"><text:span text:style-name="T1">Observable/Observer</text:span>: In questo caso gli oggetti Observable sono le istanze di GameThread, cioè gli oggetti remoti che gestiscono il ciclo di vita di una partita. Gli Observer, invece, sono I client che partecipano alla partita gestita da uno specifico GameThread. Quando ci sono eventi da notificare agli Observer (cioè ai giocatori), l’oggetto GameThread esegue una chiamata ad un metodo remoto presente sull’Observable <text:span text:style-name="T4">(singolarmente nel caso in cui solo un observer debba essere notificato; ciclicamente nel caso la notifica debba essere inviata a tutti gli observer).</text:span></text:p>
        </text:list-item>
        <text:list-item>
          <text:p text:style-name="P9"><text:span text:style-name="T1">Thread</text:span>: <text:span text:style-name="T5">Per evitare che ogni chiamata al server (non relativa ad una partita ma relativa ad operazioni di gestione degli utenti e/o operazioni di analytics) monopolizzasse il server, per ognuna di queste chiamate viene creato un thread (PlayerThread o MonitorThread) che gestirà, in parallelo con gli altri eventuali thread, le richieste di questo tipo. In questa maniera, abbiamo evitato che l’oggetto remoto ServerImpl dovesse richiamare e gestire tutti I flussi associati alle varie operazioni sfruttabili dal client. Saranno I vari thread che, in funzione della richiesta fatta, eseguiranno una certa porzione di codic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8T15:40:34.800522091</meta:creation-date>
    <dc:date>2021-02-08T15:52:23.068061769</dc:date>
    <meta:editing-duration>PT11M41S</meta:editing-duration>
    <meta:editing-cycles>16</meta:editing-cycles>
    <meta:generator>LibreOffice/6.0.7.3$Linux_X86_64 LibreOffice_project/00m0$Build-3</meta:generator>
    <meta:document-statistic meta:table-count="0" meta:image-count="0" meta:object-count="0" meta:page-count="1" meta:paragraph-count="8" meta:word-count="288" meta:character-count="1873" meta:non-whitespace-character-count="1598"/>
  </office:meta>
</office:document-meta>
</file>